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93cf"/>
    </style:style>
    <style:style style:name="P2" style:family="paragraph" style:parent-style-name="Standard">
      <style:text-properties officeooo:paragraph-rsid="001abdb9"/>
    </style:style>
    <style:style style:name="P3" style:family="paragraph" style:parent-style-name="Standard">
      <style:text-properties officeooo:paragraph-rsid="001b0a71"/>
    </style:style>
    <style:style style:name="P4" style:family="paragraph" style:parent-style-name="Standard">
      <style:text-properties officeooo:paragraph-rsid="001c44b4"/>
    </style:style>
    <style:style style:name="P5" style:family="paragraph" style:parent-style-name="Standard">
      <style:text-properties officeooo:paragraph-rsid="001da79f"/>
    </style:style>
    <style:style style:name="P6" style:family="paragraph" style:parent-style-name="Standard">
      <style:text-properties officeooo:rsid="001da79f" officeooo:paragraph-rsid="001da79f"/>
    </style:style>
    <style:style style:name="P7" style:family="paragraph" style:parent-style-name="Standard">
      <style:text-properties officeooo:rsid="001da79f" officeooo:paragraph-rsid="002f1e27"/>
    </style:style>
    <style:style style:name="P8" style:family="paragraph" style:parent-style-name="Standard">
      <style:text-properties officeooo:rsid="001da79f" officeooo:paragraph-rsid="003110d9"/>
    </style:style>
    <style:style style:name="P9" style:family="paragraph" style:parent-style-name="Standard">
      <style:text-properties officeooo:paragraph-rsid="001e7575"/>
    </style:style>
    <style:style style:name="P10" style:family="paragraph" style:parent-style-name="Standard">
      <style:text-properties officeooo:paragraph-rsid="00201450"/>
    </style:style>
    <style:style style:name="P11" style:family="paragraph" style:parent-style-name="Standard">
      <style:text-properties officeooo:rsid="001b0a71" officeooo:paragraph-rsid="001c44b4"/>
    </style:style>
    <style:style style:name="P12" style:family="paragraph" style:parent-style-name="Standard">
      <style:text-properties fo:font-weight="normal" officeooo:rsid="001b0a71" officeooo:paragraph-rsid="001c44b4" style:font-weight-asian="normal" style:font-weight-complex="normal"/>
    </style:style>
    <style:style style:name="P13" style:family="paragraph" style:parent-style-name="Standard">
      <style:text-properties fo:font-weight="normal" officeooo:rsid="001b0a71" officeooo:paragraph-rsid="001b0a71" style:font-weight-asian="normal" style:font-weight-complex="normal"/>
    </style:style>
    <style:style style:name="P14" style:family="paragraph" style:parent-style-name="Standard">
      <style:text-properties fo:font-weight="normal" officeooo:rsid="001e7575" officeooo:paragraph-rsid="001e7575" style:font-weight-asian="normal" style:font-weight-complex="normal"/>
    </style:style>
    <style:style style:name="P15" style:family="paragraph" style:parent-style-name="Standard">
      <style:text-properties fo:font-weight="normal" officeooo:rsid="0037a133" officeooo:paragraph-rsid="00399d87" style:font-weight-asian="normal" style:font-weight-complex="normal"/>
    </style:style>
    <style:style style:name="P16" style:family="paragraph" style:parent-style-name="Standard">
      <style:text-properties fo:font-weight="normal" officeooo:rsid="00495181" officeooo:paragraph-rsid="00495181" style:font-weight-asian="normal" style:font-weight-complex="normal"/>
    </style:style>
    <style:style style:name="P17" style:family="paragraph" style:parent-style-name="Standard">
      <style:text-properties fo:font-weight="normal" officeooo:rsid="00495181" officeooo:paragraph-rsid="0058a6b2" style:font-weight-asian="normal" style:font-weight-complex="normal"/>
    </style:style>
    <style:style style:name="P18" style:family="paragraph" style:parent-style-name="Standard">
      <style:text-properties fo:font-weight="normal" officeooo:rsid="004a4630" officeooo:paragraph-rsid="004a4630" style:font-weight-asian="normal" style:font-weight-complex="normal"/>
    </style:style>
    <style:style style:name="P19" style:family="paragraph" style:parent-style-name="Standard">
      <style:text-properties fo:font-weight="normal" officeooo:rsid="0050ee37" officeooo:paragraph-rsid="0050ee37" style:font-weight-asian="normal" style:font-weight-complex="normal"/>
    </style:style>
    <style:style style:name="P20" style:family="paragraph" style:parent-style-name="Standard">
      <style:text-properties fo:font-weight="normal" officeooo:rsid="0058b1b2" officeooo:paragraph-rsid="005e6899" style:font-weight-asian="normal" style:font-weight-complex="normal"/>
    </style:style>
    <style:style style:name="P21" style:family="paragraph" style:parent-style-name="Standard">
      <style:text-properties fo:font-weight="normal" officeooo:rsid="0058b1b2" officeooo:paragraph-rsid="0066d535" style:font-weight-asian="normal" style:font-weight-complex="normal"/>
    </style:style>
    <style:style style:name="P22" style:family="paragraph" style:parent-style-name="Standard">
      <style:text-properties fo:font-weight="normal" officeooo:rsid="0062da71" officeooo:paragraph-rsid="0066d535" style:font-weight-asian="normal" style:font-weight-complex="normal"/>
    </style:style>
    <style:style style:name="P23" style:family="paragraph" style:parent-style-name="Standard">
      <style:text-properties fo:font-style="italic" officeooo:rsid="001abdb9" officeooo:paragraph-rsid="001abdb9" style:font-style-asian="italic" style:font-style-complex="italic"/>
    </style:style>
    <style:style style:name="P24" style:family="paragraph" style:parent-style-name="Standard">
      <style:text-properties fo:font-weight="bold" officeooo:paragraph-rsid="001e7575" style:font-weight-asian="bold" style:font-weight-complex="bold"/>
    </style:style>
    <style:style style:name="P25" style:family="paragraph" style:parent-style-name="Standard">
      <style:text-properties fo:font-weight="bold" officeooo:paragraph-rsid="001da79f" style:font-weight-asian="bold" style:font-weight-complex="bold"/>
    </style:style>
    <style:style style:name="P26" style:family="paragraph" style:parent-style-name="Standard">
      <style:text-properties fo:font-weight="bold" officeooo:paragraph-rsid="0027fefe" style:font-weight-asian="bold" style:font-weight-complex="bold"/>
    </style:style>
    <style:style style:name="P27" style:family="paragraph" style:parent-style-name="Standard">
      <style:text-properties fo:font-weight="bold" officeooo:rsid="001da79f" officeooo:paragraph-rsid="00359cd5" style:font-weight-asian="bold" style:font-weight-complex="bold"/>
    </style:style>
    <style:style style:name="P28" style:family="paragraph" style:parent-style-name="Standard">
      <style:text-properties fo:font-weight="bold" officeooo:paragraph-rsid="004a4630" style:font-weight-asian="bold" style:font-weight-complex="bold"/>
    </style:style>
    <style:style style:name="P29" style:family="paragraph" style:parent-style-name="Standard">
      <style:text-properties officeooo:paragraph-rsid="00239c10"/>
    </style:style>
    <style:style style:name="P30" style:family="paragraph" style:parent-style-name="Standard">
      <style:text-properties officeooo:rsid="00239c10" officeooo:paragraph-rsid="00239c10"/>
    </style:style>
    <style:style style:name="P31" style:family="paragraph" style:parent-style-name="Standard">
      <style:text-properties officeooo:paragraph-rsid="002ad1b0"/>
    </style:style>
    <style:style style:name="P32" style:family="paragraph" style:parent-style-name="Standard">
      <style:text-properties officeooo:rsid="003110d9" officeooo:paragraph-rsid="003110d9"/>
    </style:style>
    <style:style style:name="P33" style:family="paragraph" style:parent-style-name="Standard">
      <style:text-properties officeooo:rsid="003110d9" officeooo:paragraph-rsid="0037a133"/>
    </style:style>
    <style:style style:name="P34" style:family="paragraph" style:parent-style-name="Standard">
      <style:text-properties officeooo:rsid="001abdb9" officeooo:paragraph-rsid="0035cfc8"/>
    </style:style>
    <style:style style:name="P35" style:family="paragraph" style:parent-style-name="Standard">
      <style:text-properties officeooo:rsid="001abdb9" officeooo:paragraph-rsid="0041566d"/>
    </style:style>
    <style:style style:name="P36" style:family="paragraph" style:parent-style-name="Standard">
      <style:text-properties officeooo:paragraph-rsid="0036d9b4"/>
    </style:style>
    <style:style style:name="P37" style:family="paragraph" style:parent-style-name="Standard">
      <style:text-properties officeooo:rsid="003b9016" officeooo:paragraph-rsid="003b9016"/>
    </style:style>
    <style:style style:name="P38" style:family="paragraph" style:parent-style-name="Standard">
      <style:text-properties officeooo:rsid="003b9016" officeooo:paragraph-rsid="00490830"/>
    </style:style>
    <style:style style:name="P39" style:family="paragraph" style:parent-style-name="Standard">
      <style:text-properties officeooo:rsid="003b9016" officeooo:paragraph-rsid="00495181"/>
    </style:style>
    <style:style style:name="P40" style:family="paragraph" style:parent-style-name="Standard">
      <style:text-properties officeooo:rsid="00399d87" officeooo:paragraph-rsid="002ce4c1"/>
    </style:style>
    <style:style style:name="P41" style:family="paragraph" style:parent-style-name="Standard">
      <style:text-properties officeooo:paragraph-rsid="00490830"/>
    </style:style>
    <style:style style:name="P42" style:family="paragraph" style:parent-style-name="Standard">
      <style:text-properties officeooo:rsid="003d3029" officeooo:paragraph-rsid="001da79f"/>
    </style:style>
    <style:style style:name="P43" style:family="paragraph" style:parent-style-name="Standard">
      <style:text-properties officeooo:rsid="004a4630" officeooo:paragraph-rsid="004a4630"/>
    </style:style>
    <style:style style:name="P44" style:family="paragraph" style:parent-style-name="Standard">
      <style:text-properties officeooo:rsid="004a4630" officeooo:paragraph-rsid="004df73e"/>
    </style:style>
    <style:style style:name="P45" style:family="paragraph" style:parent-style-name="Standard">
      <style:text-properties officeooo:paragraph-rsid="004a4630"/>
    </style:style>
    <style:style style:name="P46" style:family="paragraph" style:parent-style-name="Standard">
      <style:text-properties officeooo:rsid="004ad1cc" officeooo:paragraph-rsid="004ad1cc"/>
    </style:style>
    <style:style style:name="P47" style:family="paragraph" style:parent-style-name="Standard">
      <style:text-properties officeooo:rsid="0035cfc8"/>
    </style:style>
    <style:style style:name="P48" style:family="paragraph" style:parent-style-name="Standard">
      <style:text-properties officeooo:rsid="004d019f" officeooo:paragraph-rsid="004d019f"/>
    </style:style>
    <style:style style:name="P49" style:family="paragraph" style:parent-style-name="Standard">
      <style:text-properties officeooo:rsid="004b53c2" officeooo:paragraph-rsid="004df73e"/>
    </style:style>
    <style:style style:name="P50" style:family="paragraph" style:parent-style-name="Standard">
      <style:text-properties officeooo:paragraph-rsid="004f1ea2"/>
    </style:style>
    <style:style style:name="P51" style:family="paragraph" style:parent-style-name="Standard">
      <style:text-properties officeooo:rsid="004e1915" officeooo:paragraph-rsid="004df73e"/>
    </style:style>
    <style:style style:name="P52" style:family="paragraph" style:parent-style-name="Standard">
      <style:text-properties officeooo:paragraph-rsid="003febad"/>
    </style:style>
    <style:style style:name="P53" style:family="paragraph" style:parent-style-name="Standard">
      <style:text-properties officeooo:rsid="00682530" officeooo:paragraph-rsid="00682530"/>
    </style:style>
    <style:style style:name="P54" style:family="paragraph" style:parent-style-name="Standard">
      <style:text-properties officeooo:paragraph-rsid="006c5393"/>
    </style:style>
    <style:style style:name="P55" style:family="paragraph" style:parent-style-name="Standard">
      <style:text-properties officeooo:rsid="0029bf16" officeooo:paragraph-rsid="0029bf16"/>
    </style:style>
    <style:style style:name="P56" style:family="paragraph" style:parent-style-name="Standard">
      <style:text-properties officeooo:rsid="006c5393" officeooo:paragraph-rsid="006c5393"/>
    </style:style>
    <style:style style:name="P57" style:family="paragraph" style:parent-style-name="Standard">
      <style:text-properties officeooo:rsid="006c5393" officeooo:paragraph-rsid="006c78b9"/>
    </style:style>
    <style:style style:name="P58" style:family="paragraph" style:parent-style-name="Standard">
      <style:text-properties officeooo:rsid="001da79f" officeooo:paragraph-rsid="006c78b9"/>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1abdb9"/>
    </style:style>
    <style:style style:name="T4" style:family="text">
      <style:text-properties fo:font-weight="normal" style:font-weight-asian="normal" style:font-weight-complex="normal"/>
    </style:style>
    <style:style style:name="T5" style:family="text">
      <style:text-properties fo:font-weight="normal" officeooo:rsid="001b0a71" style:font-weight-asian="normal" style:font-weight-complex="normal"/>
    </style:style>
    <style:style style:name="T6" style:family="text">
      <style:text-properties fo:font-weight="normal" officeooo:rsid="001c44b4" style:font-weight-asian="normal" style:font-weight-complex="normal"/>
    </style:style>
    <style:style style:name="T7" style:family="text">
      <style:text-properties fo:font-weight="normal" officeooo:rsid="001e7575" style:font-weight-asian="normal" style:font-weight-complex="normal"/>
    </style:style>
    <style:style style:name="T8" style:family="text">
      <style:text-properties fo:font-weight="normal" officeooo:rsid="00201450" style:font-weight-asian="normal" style:font-weight-complex="normal"/>
    </style:style>
    <style:style style:name="T9" style:family="text">
      <style:text-properties fo:font-weight="normal" officeooo:rsid="00239c10" style:font-weight-asian="normal" style:font-weight-complex="normal"/>
    </style:style>
    <style:style style:name="T10" style:family="text">
      <style:text-properties fo:font-weight="normal" officeooo:rsid="0025603d" style:font-weight-asian="normal" style:font-weight-complex="normal"/>
    </style:style>
    <style:style style:name="T11" style:family="text">
      <style:text-properties fo:font-weight="normal" officeooo:rsid="0026a91d" style:font-weight-asian="normal" style:font-weight-complex="normal"/>
    </style:style>
    <style:style style:name="T12" style:family="text">
      <style:text-properties fo:font-weight="normal" officeooo:rsid="00293942" style:font-weight-asian="normal" style:font-weight-complex="normal"/>
    </style:style>
    <style:style style:name="T13" style:family="text">
      <style:text-properties fo:font-weight="normal" officeooo:rsid="002c5a64" style:font-weight-asian="normal" style:font-weight-complex="normal"/>
    </style:style>
    <style:style style:name="T14" style:family="text">
      <style:text-properties fo:font-weight="normal" officeooo:rsid="004a4630" style:font-weight-asian="normal" style:font-weight-complex="normal"/>
    </style:style>
    <style:style style:name="T15" style:family="text">
      <style:text-properties officeooo:rsid="001c44b4"/>
    </style:style>
    <style:style style:name="T16" style:family="text">
      <style:text-properties fo:font-style="italic" fo:font-weight="normal" officeooo:rsid="00201450" style:font-style-asian="italic" style:font-weight-asian="normal" style:font-style-complex="italic" style:font-weight-complex="normal"/>
    </style:style>
    <style:style style:name="T17" style:family="text">
      <style:text-properties fo:font-style="italic" officeooo:rsid="00337227" style:font-style-asian="italic" style:font-style-complex="italic"/>
    </style:style>
    <style:style style:name="T18" style:family="text">
      <style:text-properties fo:font-style="italic" officeooo:rsid="00495181" style:font-style-asian="italic" style:font-style-complex="italic"/>
    </style:style>
    <style:style style:name="T19" style:family="text">
      <style:text-properties fo:font-style="italic" officeooo:rsid="004b53c2" style:font-style-asian="italic" style:font-style-complex="italic"/>
    </style:style>
    <style:style style:name="T20" style:family="text">
      <style:text-properties officeooo:rsid="002ad1b0"/>
    </style:style>
    <style:style style:name="T21" style:family="text">
      <style:text-properties fo:font-variant="normal" fo:text-transform="none" style:text-position="super 58%" fo:font-style="normal" style:text-underline-style="none" fo:font-weight="normal"/>
    </style:style>
    <style:style style:name="T22" style:family="text">
      <style:text-properties fo:font-variant="normal" fo:text-transform="none" style:text-position="super 58%" fo:font-style="normal" style:text-underline-style="none" fo:font-weight="normal" officeooo:rsid="0026a91d" style:font-weight-asian="normal" style:font-weight-complex="normal"/>
    </style:style>
    <style:style style:name="T23" style:family="text">
      <style:text-properties fo:font-style="normal" officeooo:rsid="00337227" style:font-style-asian="normal" style:font-style-complex="normal"/>
    </style:style>
    <style:style style:name="T24" style:family="text">
      <style:text-properties officeooo:rsid="002f1e27"/>
    </style:style>
    <style:style style:name="T25" style:family="text">
      <style:text-properties officeooo:rsid="003110d9"/>
    </style:style>
    <style:style style:name="T26" style:family="text">
      <style:text-properties officeooo:rsid="0035cfc8"/>
    </style:style>
    <style:style style:name="T27" style:family="text">
      <style:text-properties officeooo:rsid="0036d9b4"/>
    </style:style>
    <style:style style:name="T28" style:family="text">
      <style:text-properties officeooo:rsid="00399d87"/>
    </style:style>
    <style:style style:name="T29" style:family="text">
      <style:text-properties officeooo:rsid="003d3029"/>
    </style:style>
    <style:style style:name="T30" style:family="text">
      <style:text-properties officeooo:rsid="003febad"/>
    </style:style>
    <style:style style:name="T31" style:family="text">
      <style:text-properties officeooo:rsid="00490830"/>
    </style:style>
    <style:style style:name="T32" style:family="text">
      <style:text-properties officeooo:rsid="00495181"/>
    </style:style>
    <style:style style:name="T33" style:family="text">
      <style:text-properties officeooo:rsid="004ad1cc"/>
    </style:style>
    <style:style style:name="T34" style:family="text">
      <style:text-properties officeooo:rsid="004d019f"/>
    </style:style>
    <style:style style:name="T35" style:family="text">
      <style:text-properties officeooo:rsid="004df73e"/>
    </style:style>
    <style:style style:name="T36" style:family="text">
      <style:text-properties officeooo:rsid="004b53c2"/>
    </style:style>
    <style:style style:name="T37" style:family="text">
      <style:text-properties officeooo:rsid="004f1ea2"/>
    </style:style>
    <style:style style:name="T38" style:family="text">
      <style:text-properties officeooo:rsid="0057094e"/>
    </style:style>
    <style:style style:name="T39" style:family="text">
      <style:text-properties officeooo:rsid="00596498"/>
    </style:style>
    <style:style style:name="T40" style:family="text">
      <style:text-properties officeooo:rsid="0064f084"/>
    </style:style>
    <style:style style:name="T41" style:family="text">
      <style:text-properties officeooo:rsid="0069cf72"/>
    </style:style>
    <style:style style:name="T42" style:family="text">
      <style:text-properties officeooo:rsid="006aba30"/>
    </style:style>
    <style:style style:name="T43" style:family="text">
      <style:text-properties officeooo:rsid="006c5393"/>
    </style:style>
    <style:style style:name="T44" style:family="text">
      <style:text-properties officeooo:rsid="006c78b9"/>
    </style:style>
    <style:style style:name="T45" style:family="text">
      <style:text-properties officeooo:rsid="006e5a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text:span text:style-name="T31">Removed.</text:span><text:line-break/><text:line-break/><text:span text:style-name="T1">I was unable to access the source code for this paper, and I did not see where/if the data were deposited to the SRA or another sequence repository.</text:span><text:line-break/></text:p>
      <text:p text:style-name="P11">The information for the read libraries was supplied in the data statement, the link to which is the final page in the submission pdf. <text:s/>The reads are deposited in two different repositories:</text:p>
      <text:p text:style-name="P4"/>
      <text:p text:style-name="P4"><text:span text:style-name="T15">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15">http://dx.doi.org/10.17632/czvrfcj377.3</text:span></text:a><text:span text:style-name="T15">&gt;. This is </text:span><text:span text:style-name="T2">incorrect</text:span><text:span text:style-name="T5">. The actual doi for the wood endophyte reads </text:span><text:span text:style-name="T6">is</text:span><text:span text:style-name="T5">:</text:span></text:p>
      <text:p text:style-name="P12"/>
      <text:p text:style-name="P4"><text:span text:style-name="T5">&lt;</text:span><text:a xlink:type="simple" xlink:href="http://dx.doi.org/10.17632/czvrfcj377.2" text:style-name="Internet_20_link" text:visited-style-name="Visited_20_Internet_20_Link"><text:span text:style-name="T5">http://dx.doi.org/10.17632/czvrfcj377.2</text:span></text:a><text:span text:style-name="T5">&gt;</text:span></text:p>
      <text:p text:style-name="P3"><text:line-break/><text:span text:style-name="T15">2) Leaf reads are held by figshare, but not yet published, as they are part of an additional unpublished study. The doi listed is correct. </text:span></text:p>
      <text:p text:style-name="P13"/>
      <text:p text:style-name="P3"><text:line-break/><text:span text:style-name="T1">In the future please submit your paper with line numbers to facilitate reviews.</text:span></text:p>
      <text:p text:style-name="P2"/>
      <text:p text:style-name="P2"><text:span text:style-name="T3">From the author instructions, &lt;</text:span><text:a xlink:type="simple" xlink:href="https://www.elsevier.com/journals/fungal-ecology/1754-5048/guide-for-authors#4001" text:style-name="Internet_20_link" text:visited-style-name="Visited_20_Internet_20_Link"><text:span text:style-name="T3">https://www.elsevier.com/journals/fungal-ecology/1754-5048/guide-for-authors#4001</text:span></text:a><text:span text:style-name="T3">&gt; which at the time of initial submission said the following: </text:span></text:p>
      <text:p text:style-name="P2"/>
      <text:p text:style-name="P23">“Manuscripts should be double-spaced throughout. Do not include line numbering in the manuscript.”</text:p>
      <text:p text:style-name="P29"><text:line-break/><text:span text:style-name="T1">First paragraph is very long.  Could use a topic sentence.</text:span><text:line-break/></text:p>
      <text:p text:style-name="P30">–------------------GottaFix</text:p>
      <text:p text:style-name="P29"><text:line-break/><text:span text:style-name="T1">Field Methods: So host tree was not explicitly considered in the sampling scheme?  </text:span></text:p>
      <text:p text:style-name="P24"/>
      <text:p text:style-name="Standard"><text:span text:style-name="T7">Host was not explicity considered for both statistical and logistical concerns; </text:span><text:span text:style-name="T10">it was entirely unknown before sampling</text:span><text:span text:style-name="T7">. </text:span><text:span text:style-name="T8">We undertook t</text:span><text:span text:style-name="T7">oo large a study </text:span><text:span text:style-name="T8">in too biodiverse a site</text:span><text:span text:style-name="T7"> to </text:span><text:span text:style-name="T8">sample in a way that</text:span><text:span text:style-name="T7"> could balance hosts evenly.</text:span><text:span text:style-name="T11">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22">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1">. </text:span><text:span text:style-name="T9">Some hosts exist only in small clusters on the landscape, or are confined to </text:span><text:span text:style-name="T11">unusual habitat. </text:span><text:soft-page-break/><text:span text:style-name="T11">Attempting to balance our host numbers </text:span><text:span text:style-name="T12">beyond a few abundant tree species</text:span><text:span text:style-name="T9"> would have resulted in an extremely contrived, clustered sampling pattern, aggravating the concerns about bias due to autocorrelation in the microbial communities.</text:span></text:p>
      <text:p text:style-name="P14"/>
      <text:p text:style-name="P9"><text:span text:style-name="T13">W</text:span><text:span text:style-name="T7">e also needed a sufficient diversity of hosts to make our cooccurrence analyses robust. </text:span><text:span text:style-name="T8">W</text:span><text:span text:style-name="T7">e needed enough other hosts, even if smaller numbers, to tell if a microbe was tending to cooccur with the hosts for which we had sufficient sample sizes to spatial analyses. The </text:span><text:span text:style-name="T8">numerous other hosts with small sample sizes picked up in our study allowed us some extra statistical confidence to say that the core microbes we detected in </text:span><text:span text:style-name="T16">Helicia</text:span><text:span text:style-name="T8"> were indeed tending to coccur with </text:span><text:span text:style-name="T16">Helicia</text:span><text:span text:style-name="T8"> more often than they seemed to be in other hosts. </text:span><text:line-break/></text:p>
      <text:p text:style-name="P26">Are the hosts spatially autocorrelated?</text:p>
      <text:p text:style-name="P9"/>
      <text:p text:style-name="Standard"><text:span text:style-name="T26">As I’m sure Reviewer #1 is aware, the term autcorrelation is sufficiently broad to require further explanation of this question. Vegetative community does show strong spatial patterning, as is easily seen in fig. 1 but not quantitavely analyzed in our manuscript. A quick review of the individual tree species distributions on the plot also reveals obvious spatial patterns at several scales</text:span><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21">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3">.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21">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3">, creating “spatial dependence” in the tree distributions. Some of the patterning could be due to “autogenic” or “internal” autocorrelation. </text:span></text:p>
      <text:p text:style-name="P34"/>
      <text:p text:style-name="P47">I would like to know a bit more about which type or scale of autocorrelation in which Reviewer #1 is most interested, but I can imagine a they would be interested a classical univariate 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text:span text:style-name="T37">very </text:span>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31"/>
      <text:p text:style-name="P35">I <text:span text:style-name="T26">believe I </text:span>understand Reviewer 1’s reasons for asking this question, however. It is important to ask whether any spatial patterns observed in the fungi are induced spatial dependence on their <text:span text:style-name="T37">tree </text:span>hosts <text:span text:style-name="T37">and the habitat they prefer</text:span>, <text:span text:style-name="T26">which themselves may be clustering due to spatial dependencies or “autogenously” autocorrelated</text:span>. <text:span text:style-name="T27">The result of this would be lots of error due to autocorrelation, potentially causing false positives in our ecological analyses that are not due to the fungi but simply where the hosts tend to aggregate.</text:span> To a<text:span text:style-name="T27">ddress</text:span> this question we focused most of our analyses on the fungi of just one host. </text:p>
      <text:p text:style-name="P35"/>
      <text:p text:style-name="Standard"><text:span text:style-name="T30">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text:span><text:soft-page-break/><text:span text:style-name="T30">internal autocorrelation. Both our mantel tests and our PCNM/dbMEM analyses point to ecological patterns of interest in our fungal community at a scale of at least ~150-200 m, and mantel tests indicate that positive autcorrelation effects are nearly non-existent by 150 m in both plants and wood. </text:span></text:p>
      <text:p text:style-name="P10"><text:line-break/><text:span text:style-name="T1">Bioinformatics:  Please explain what variance stabilization is.</text:span></text:p>
      <text:p text:style-name="P25"/>
      <text:p text:style-name="P54"><text:span text:style-name="T43">I agree with Reviewer 1 that this is a complex topic that many readers may want to know more about. However, it also now a fairly common term in microbial ecology when dealing with second-generation sequencer technologies. I’m not sure that I should take the extensive space within the manuscript to explain, especially given that it is generally suggested by the reviewers that I shorten this. A brief explanation has been added, and citations are given for readers who want to know more. </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p>
      <text:p text:style-name="P55"/>
      <text:p text:style-name="P57">As part of “cleaning up” our data, all read abundances of an observation of a fungal OTU in a sample were simplified to presence/absence, before any other analyses were performed. <text:span text:style-name="T44">So all community comparisons in this manuscript were done with P/A data, not with read abundances. <text:s/></text:span>This was due to our finding that differences in abundances of reads did not represent “actual” abundances in our positive control. This was explicitly noted in the text. </text:p>
      <text:p text:style-name="P56"/>
      <text:p text:style-name="P56">Hellinger transformations of community data were applied only when indicated in the text, and not elsewhere. </text:p>
      <text:p text:style-name="P56"/>
      <text:p text:style-name="P56">BC dissimilarity was used whenever a dissimilarity measure was required, which was most tests. <text:s/>This was explicitly noted in the text. </text:p>
      <text:p text:style-name="P56"/>
      <text:p text:style-name="P56">These transformations are not mutually exclusive, obviously. In many tests all three were applied to the data. More clarification has been added in-text, hopefully it helps.</text:p>
      <text:p text:style-name="P50"><text:line-break/><text:span text:style-name="T1">-Trends in numbers of observations parallel patterns in OTU diversity (Fig. 4); if a class of fungi contained a large diversity of OTUs, it also tended to be observed often throughout the study site.<text:line-break/><text:line-break/>This sentence is awkward and nothing about "occupancy" is shown in figure 4.</text:span></text:p>
      <text:p text:style-name="P50"/>
      <text:p text:style-name="P19">The sentence is removed. </text:p>
      <text:p text:style-name="P50"><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41"><text:span text:style-name="T25">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1">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5">. The sample design 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text:span text:style-name="T17">Cyathea</text:span><text:span text:style-name="T23">-associated endophytes</text:span><text:span text:style-name="T25">. In general, we believe that while effect </text:span><text:soft-page-break/><text:span text:style-name="T25">size (R2) from the PERMANOVA model for host effects is probably exagerated by differing dispersions, the p-value resulting from the pseudo-F comparisons for host-effects are not unrealistic, given the seperation of groups shown in all NMS solutions. </text:span></text:p>
      <text:p text:style-name="P5"/>
      <text:p text:style-name="P36"><text:span text:style-name="T20">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1">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0">. <text:s/>The R car package is for general linear models, not for simulation- and dissimilarity-based pseudo-linear models like PERMANOVA. I personally am not qualified to propose my own improvements to the PERMANOVA modeling process here, so again further instruction would be helpful.</text:span></text:p>
      <text:p text:style-name="P42"/>
      <text:p text:style-name="P58">Betadispersion was checked <text:span text:style-name="T24">in the original scripts supplied with the initial, though the reviewer notes that they were not able to access to the supplementary material. We also acknowledge that the figures/results in these scripts were insufficient or absent in many places. I have made further efforts to reconstruct the original <text:s/>notebooks from git commits, but large gaps remain. As such, we rebuilt the scripts from ground up with figures, including our process for observing multivariate dispersion in the microbe community dissimilarity matrix. </text:span></text:p>
      <text:p text:style-name="P36"/>
      <text:p text:style-name="P33">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text:span text:style-name="T45">Given the shortcomings of the PERMANOVA test, w</text:span>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8"/>
      <text:p text:style-name="P27">Better yet, add all of these components to your RDA model and calculate partitioned variance explained when all of these factors are considered together.</text:p>
      <text:p text:style-name="P27"/>
      <text:p text:style-name="P15">A variation <text:span text:style-name="T28">partitioning analyses was conducted for the environmental, host, and spatial (PCNM/dbMEM eigenvectors) matrices as explanatory variables for the fungal community matrix. This is, effectively, an RDA model (or rather several, compared). However, I have removed most of the language from the main manuscript around the variation partitioning, as it is mostly a negative result, as per Reviewer #1’s recommendations. Thus, further clarification is needed for me to build on this comment. </text:span></text:p>
      <text:p text:style-name="P27"/>
      <text:p text:style-name="P32">In general this has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large signal. As such, I have attempted to de-emphasize these test results. </text:p>
      <text:p text:style-name="P32"><text:soft-page-break/></text:p>
      <text:p text:style-name="P7"/>
      <text:p text:style-name="P32">GottaFix ---------------------&gt; <text:span text:style-name="T28">reduce language around VarPar and PERMANOVA.</text:span></text:p>
      <text:p text:style-name="P6"/>
      <text:p text:style-name="P40">GottaFix –--------------------&gt; clean up betadispersion check. </text:p>
      <text:p text:style-name="P6"/>
      <text:p text:style-name="P5"><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39"><text:span text:style-name="T31">I believe that Reviewer #1 has missed the point that we’ve tried to make with this paper, or disagrees with it. If the former, I’ve tried to simplify and clarify with the revised manuscript presented. <text:s/></text:span>Unfortunately, I cannot discard the language and theory around the discussion of core microbiomes. <text:span text:style-name="T29">The </text:span>initial <text:span text:style-name="T29">motivation and </text:span>hypothesis for <text:span text:style-name="T42">the study was the null hypothesis that core microbiomes do not exist in nature</text:span>. <text:span text:style-name="T29">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span text:style-name="T32">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38"/>
      <text:p text:style-name="P38">We sampled <text:span text:style-name="T29">endophytic fungi from </text:span>numerous host trees. <text:span text:style-name="T31">We found:</text:span></text:p>
      <text:p text:style-name="P37"/>
      <text:p text:style-name="P37">1) Mycobiomes are incredibly chaotic and different, even within single hosts <text:span text:style-name="T29">species and on such a small scale as the boundries of the Fushan FDP</text:span>.</text:p>
      <text:p text:style-name="P37"/>
      <text:p text:style-name="P37">2) Nevertheless, fungal communities are differentiated somew<text:span text:style-name="T32">h</text:span>at by host. <text:span text:style-name="T29">To discern the reasons for this host effect, we</text:span> focus <text:span text:style-name="T32">all following analyses </text:span>on <text:span text:style-name="T32">the most</text:span> <text:span text:style-name="T29">numerous</text:span> <text:span text:style-name="T32">tree species, </text:span><text:span text:style-name="T18">Helicia formosana</text:span>.</text:p>
      <text:p text:style-name="P37"/>
      <text:p text:style-name="P37">3) We identify a very small subset of fungi, <text:span text:style-name="T32">which w</text:span>e call “core” <text:span text:style-name="T32">fungi</text:span>, <text:span text:style-name="T32">that</text:span> cooccurr <text:span text:style-name="T32">more</text:span> often <text:span text:style-name="T32">than expected by chance </text:span>with their host, among thousands of other fungi <text:span text:style-name="T29">that do not</text:span>. <text:span text:style-name="T32">This is the definition that Reviewer #1 notes requiring mental gymnastics, I hope we have clarified the language around this well enough so that it no longer does. </text:span></text:p>
      <text:p text:style-name="P37"/>
      <text:p text:style-name="P37">4) We explore the spatial patterns of these “core” fungi. <text:span text:style-name="T29">The initial signal of host effect noted above seems well explained by the presence of these fungi.</text:span> <text:span text:style-name="T29">There are also interesting differences in spatial patterns between wood and leaf “core”. </text:span></text:p>
      <text:p text:style-name="P52"><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text:span><text:soft-page-break/><text:span text:style-name="T1">Could it be that "core" fungi aren't actually specific to host, but instead to an ecotype?</text:span><text:line-break/></text:p>
      <text:p text:style-name="P52"/>
      <text:p text:style-name="P53">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53"/>
      <text:p text:style-name="P17"><text:span text:style-name="T38">Very little variance in our in either wood or leaf endophyte communities was explained by our environmental variables. Though statistically significant, t</text:span>he <text:span text:style-name="T38">effect size of the correlations mentioned above are very weak in both our original and newer analysis, ranging from R^2 = 0.02 to 0.08, to the 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In addition, the environmental variables (vegetative and topographic), are highly correlated,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mansucript body as suggested. Code for it remains in the original scripts. <text:s/></text:span></text:p>
      <text:p text:style-name="P20"/>
      <text:p text:style-name="P22">We were unable to detect clear ecological drivers behind the endophyte community <text:span text:style-name="T40">at large. We are not surprised by this, a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16"/>
      <text:p text:style-name="P21">We did not supply an analysis of composition, in the sense of how different taxonomic groups vary <text:span text:style-name="T41">among samples</text:span> with <text:span text:style-name="T41">distance</text:span> and ecological conditions. <text:span text:style-name="T41">Instead, our analysis were largely based upon community (dis)similarity. All community dissimilarity</text:span> <text:span text:style-name="T39">measures were conducted at approximately the species level, for which ITS is probably best suited on average. As with most environmental sequencing studies, very many of our OTUs were not identified with high confidence, which chokes our ability to conduct higher-than-genus-level taxonomic analyses, or even to do extremely robust comparisons based on species identifications. We do present a picture of the ratios of the classes present in fungi that have been identified (Fig. ____),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16"/>
      <text:p text:style-name="P45"><text:line-break/><text:span text:style-name="T1">2)    Local patterns of diversity and richness will have a strong impact on community heterogeneity.  To what extent do your heterogeneity results reflect richness gradients?</text:span><text:line-break/></text:p>
      <text:p text:style-name="P43"><text:soft-page-break/>The reviewer requested more information on the process of variance stabilization <text:span text:style-name="T33">above</text:span>. A discussion of this is required to answer this question. </text:p>
      <text:p text:style-name="P43"/>
      <text:p text:style-name="P44">Environmental sampling using culture-free, direct-sequencing technologies such as were employed in this study are generally considered to be <text:span text:style-name="T45">very</text:span>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p>
      <text:p text:style-name="P46"/>
      <text:p text:style-name="P46">Any and probably all of the steps in this process introduce large bias into the relative numbers of fungal species amplified, and into the relative abundances among these fungal species within any given sample. <text:span text:style-name="T34">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scale linearly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46"/>
      <text:p text:style-name="P46">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36">But this and other methods can only claim to make </text:span><text:span text:style-name="T19">relative</text:span><text:span text:style-name="T36"> differences in community composition among samples (or expression of mRNA sequences) meaningful. </text:span></text:p>
      <text:p text:style-name="P49"/>
      <text:p text:style-name="P51">All of this to say, that as I understand Reviewer #1, they would like some <text:span text:style-name="T45">comparison</text:span> of the original diversity <text:span text:style-name="T45">of fungi </text:span>within the samples, and unfortunately this cannot be honestly recovered from the sample prep and bioinformatic pipeline. I would not trust any patterns in species richness from any stage of these pipelines, not due to any intellectual flaw in them but simply because these <text:span text:style-name="T42">data and </text:span>methods cannot produce that kind of data without large danger of false positives. </text:p>
      <text:p text:style-name="P46"/>
      <text:p text:style-name="P48">For more discussion of some of the above issues, <text:span text:style-name="T35">and a list of useful sources,</text:span> we have a preprinted discussion at &lt;________&gt;. </text:p>
      <text:p text:style-name="P46"/>
      <text:p text:style-name="P45"><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28"/>
      <text:p text:style-name="P45"><text:span text:style-name="T4">–------------------------------</text:span><text:span text:style-name="T14">&gt; GottaFix </text:span></text:p>
      <text:p text:style-name="P18"/>
      <text:p text:style-name="P45"><text:span text:style-name="T14">Some figures (______) have been removed from the main manuscript. </text:span><text:line-break/><text:line-break/><text:soft-pag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43">-----------------------&gt; GottaFix</text:p>
      <text:p text:style-name="P43"/>
      <text:p text:style-name="P43">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5:25.109508042</meta:creation-date>
    <dc:date>2018-08-11T12:46:54.578731434</dc:date>
    <meta:editing-duration>P8DT21H52M34S</meta:editing-duration>
    <meta:editing-cycles>17</meta:editing-cycles>
    <meta:generator>LibreOffice/5.1.6.2$Linux_X86_64 LibreOffice_project/10m0$Build-2</meta:generator>
    <meta:document-statistic meta:table-count="0" meta:image-count="0" meta:object-count="0" meta:page-count="8" meta:paragraph-count="61" meta:word-count="3864" meta:character-count="24648" meta:non-whitespace-character-count="20747"/>
    <meta:user-defined meta:name="ZOTERO_PREF_1">&lt;data data-version="3" zotero-version="5.0.53"&gt;&lt;session id="IIGPBznX"/&gt;&lt;style id="http://www.zotero.org/styles/nature" hasBibliography="1" bibliographyStyleHasBeenSet="0"/&gt;&lt;prefs&gt;&lt;pref name="fieldType" value="ReferenceMark"/&gt;&lt;/prefs&gt;&lt;/data&gt;</meta:user-defined>
  </office:meta>
</office:document-meta>
</file>